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5201in"/>
    </style:style>
    <style:style style:name="co6" style:family="table-column">
      <style:table-column-properties fo:break-before="auto" style:column-width="2.9299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3.0161in"/>
    </style:style>
    <style:style style:name="co9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in"/>
      <style:text-properties fo:color="#c9211e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Cantarel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Enrollment number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Required email id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Mobile Number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Admission year</text:p>
          </table:table-cell>
        </table:table-row>
        <table:table-row table:style-name="ro3">
          <table:table-cell/>
          <table:table-cell office:value-type="string" calcext:value-type="string">
            <text:p>BT19MME001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abhayakg@students.vnit.ac.in</text:p>
          </table:table-cell>
          <table:table-cell office:value-type="string" calcext:value-type="string">
            <text:p>abhayakg165@gmail.com</text:p>
          </table:table-cell>
          <table:table-cell office:value-type="float" office:value="8999084788" calcext:value-type="float">
            <text:p>899908478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02</text:p>
          </table:table-cell>
          <table:table-cell office:value-type="string" calcext:value-type="string">
            <text:p>Akarshit</text:p>
          </table:table-cell>
          <table:table-cell office:value-type="string" calcext:value-type="string">
            <text:p>Nandeshwar</text:p>
          </table:table-cell>
          <table:table-cell office:value-type="string" calcext:value-type="string">
            <text:p>akarshitnandeshwar2000@students.vnit.ac.in</text:p>
          </table:table-cell>
          <table:table-cell office:value-type="string" calcext:value-type="string">
            <text:p>akarshitnandeshwar2000@gmail.com</text:p>
          </table:table-cell>
          <table:table-cell office:value-type="float" office:value="9340677743" calcext:value-type="float">
            <text:p>9340677743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03</text:p>
          </table:table-cell>
          <table:table-cell office:value-type="string" calcext:value-type="string">
            <text:p>Akash Kumar </text:p>
          </table:table-cell>
          <table:table-cell office:value-type="string" calcext:value-type="string">
            <text:p>Jeengar</text:p>
          </table:table-cell>
          <table:table-cell office:value-type="string" calcext:value-type="string">
            <text:p>akashjeengar@students.vnit.ac.in</text:p>
          </table:table-cell>
          <table:table-cell office:value-type="string" calcext:value-type="string">
            <text:p>aakashvyas.1999@gmail.com</text:p>
          </table:table-cell>
          <table:table-cell office:value-type="float" office:value="8741931141" calcext:value-type="float">
            <text:p>8741931141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04</text:p>
          </table:table-cell>
          <table:table-cell office:value-type="string" calcext:value-type="string">
            <text:p>Akshitha</text:p>
          </table:table-cell>
          <table:table-cell office:value-type="string" calcext:value-type="string">
            <text:p>Vallamalla Murali</text:p>
          </table:table-cell>
          <table:table-cell office:value-type="string" calcext:value-type="string">
            <text:p>Akshinthavallamallamurali@students.vnit.ac.in</text:p>
          </table:table-cell>
          <table:table-cell office:value-type="string" calcext:value-type="string">
            <text:p>akshitha.vallamallamurali@gmail.com</text:p>
          </table:table-cell>
          <table:table-cell office:value-type="float" office:value="9390141394" calcext:value-type="float">
            <text:p>939014139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07</text:p>
          </table:table-cell>
          <table:table-cell office:value-type="string" calcext:value-type="string">
            <text:p>Aniket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niketksingh04@students.vnit.ac.in</text:p>
          </table:table-cell>
          <table:table-cell office:value-type="string" calcext:value-type="string">
            <text:p>aniketksingh04@gmail.com</text:p>
          </table:table-cell>
          <table:table-cell office:value-type="float" office:value="7385145965" calcext:value-type="float">
            <text:p>7385145965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08</text:p>
          </table:table-cell>
          <table:table-cell office:value-type="string" calcext:value-type="string">
            <text:p>Ankit 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mishraankit2002@students.vnit.ac.in</text:p>
          </table:table-cell>
          <table:table-cell office:value-type="string" calcext:value-type="string">
            <text:p>mishragolu102@gmail.com</text:p>
          </table:table-cell>
          <table:table-cell office:value-type="float" office:value="9382653386" calcext:value-type="float">
            <text:p>938265338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11</text:p>
          </table:table-cell>
          <table:table-cell office:value-type="string" calcext:value-type="string">
            <text:p>Anshum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anshumansingh@students.vnit.ac.in</text:p>
          </table:table-cell>
          <table:table-cell office:value-type="string" calcext:value-type="string">
            <text:p>anshumansingh2711@gmail.com</text:p>
          </table:table-cell>
          <table:table-cell office:value-type="float" office:value="9415049666" calcext:value-type="float">
            <text:p>941504966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13</text:p>
          </table:table-cell>
          <table:table-cell office:value-type="string" calcext:value-type="string">
            <text:p>Avinash</text:p>
          </table:table-cell>
          <table:table-cell office:value-type="string" calcext:value-type="string">
            <text:p>Deshpande</text:p>
          </table:table-cell>
          <table:table-cell office:value-type="string" calcext:value-type="string">
            <text:p>avinashdeshpande@students.vnit.ac.in</text:p>
          </table:table-cell>
          <table:table-cell office:value-type="string" calcext:value-type="string">
            <text:p>avinashdeshpandey03@gmail.com</text:p>
          </table:table-cell>
          <table:table-cell office:value-type="float" office:value="8965061222" calcext:value-type="float">
            <text:p>8965061222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14</text:p>
          </table:table-cell>
          <table:table-cell office:value-type="string" calcext:value-type="string">
            <text:p>Badavath</text:p>
          </table:table-cell>
          <table:table-cell office:value-type="string" calcext:value-type="string">
            <text:p>Bhavika</text:p>
          </table:table-cell>
          <table:table-cell office:value-type="string" calcext:value-type="string">
            <text:p>badavathbhavikaraj@students.vnit.ac.in</text:p>
          </table:table-cell>
          <table:table-cell office:value-type="string" calcext:value-type="string">
            <text:p>badavathbhavikaraj@gmail.com</text:p>
          </table:table-cell>
          <table:table-cell office:value-type="float" office:value="8688115421" calcext:value-type="float">
            <text:p>8688115421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15</text:p>
          </table:table-cell>
          <table:table-cell office:value-type="string" calcext:value-type="string">
            <text:p>Shiva Prasad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shivaprasadbalam2019@students.vnit.ac.in</text:p>
          </table:table-cell>
          <table:table-cell office:value-type="string" calcext:value-type="string">
            <text:p>shivaprasadbalam@gmail.com</text:p>
          </table:table-cell>
          <table:table-cell office:value-type="float" office:value="8074139580" calcext:value-type="float">
            <text:p>807413958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18</text:p>
          </table:table-cell>
          <table:table-cell office:value-type="string" calcext:value-type="string">
            <text:p>Shivani </text:p>
          </table:table-cell>
          <table:table-cell office:value-type="string" calcext:value-type="string">
            <text:p>Bommagani </text:p>
          </table:table-cell>
          <table:table-cell office:value-type="string" calcext:value-type="string">
            <text:p>Shivanibommagani18@students.vnit.ac.in</text:p>
          </table:table-cell>
          <table:table-cell office:value-type="string" calcext:value-type="string">
            <text:p>shivanibommagani11@gmail.com</text:p>
          </table:table-cell>
          <table:table-cell office:value-type="float" office:value="7032010640" calcext:value-type="float">
            <text:p>703201064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19</text:p>
          </table:table-cell>
          <table:table-cell office:value-type="string" calcext:value-type="string">
            <text:p>Raju </text:p>
          </table:table-cell>
          <table:table-cell office:value-type="string" calcext:value-type="string">
            <text:p>Bugude </text:p>
          </table:table-cell>
          <table:table-cell office:value-type="string" calcext:value-type="string">
            <text:p>raju07@students.vnit.ac.in</text:p>
          </table:table-cell>
          <table:table-cell office:value-type="string" calcext:value-type="string">
            <text:p>raju.7102000@gmail.com</text:p>
          </table:table-cell>
          <table:table-cell office:value-type="float" office:value="9603411918" calcext:value-type="float">
            <text:p>960341191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21</text:p>
          </table:table-cell>
          <table:table-cell office:value-type="string" calcext:value-type="string">
            <text:p>Prajwal</text:p>
          </table:table-cell>
          <table:table-cell office:value-type="string" calcext:value-type="string">
            <text:p>Chavan</text:p>
          </table:table-cell>
          <table:table-cell office:value-type="string" calcext:value-type="string">
            <text:p>Prajwal7419@students.vnit.ac.in</text:p>
          </table:table-cell>
          <table:table-cell office:value-type="string" calcext:value-type="string">
            <text:p>prajwalsudhirchavan@gmail.com</text:p>
          </table:table-cell>
          <table:table-cell office:value-type="float" office:value="7249828157" calcext:value-type="float">
            <text:p>7249828157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23</text:p>
          </table:table-cell>
          <table:table-cell office:value-type="string" calcext:value-type="string">
            <text:p>Rama Krishna rao</text:p>
          </table:table-cell>
          <table:table-cell office:value-type="string" calcext:value-type="string">
            <text:p>Chintaluri</text:p>
          </table:table-cell>
          <table:table-cell office:value-type="string" calcext:value-type="string">
            <text:p>ramakrishna@students.vnit.ac.in</text:p>
          </table:table-cell>
          <table:table-cell office:value-type="string" calcext:value-type="string">
            <text:p>ramakrishnaraocvs@gmail.com</text:p>
          </table:table-cell>
          <table:table-cell office:value-type="float" office:value="9390140098" calcext:value-type="float">
            <text:p>939014009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25</text:p>
          </table:table-cell>
          <table:table-cell office:value-type="string" calcext:value-type="string">
            <text:p>Teja </text:p>
          </table:table-cell>
          <table:table-cell office:value-type="string" calcext:value-type="string">
            <text:p>Chunduri</text:p>
          </table:table-cell>
          <table:table-cell office:value-type="string" calcext:value-type="string">
            <text:p>tejachunduri@students.vnit.ac.in</text:p>
          </table:table-cell>
          <table:table-cell office:value-type="string" calcext:value-type="string">
            <text:p>tejanagaramakrishna2001@gmail.com</text:p>
          </table:table-cell>
          <table:table-cell office:value-type="float" office:value="9848332099" calcext:value-type="float">
            <text:p>9848332099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26</text:p>
          </table:table-cell>
          <table:table-cell office:value-type="string" calcext:value-type="string">
            <text:p>Himasree</text:p>
          </table:table-cell>
          <table:table-cell office:value-type="string" calcext:value-type="string">
            <text:p>Deshagani</text:p>
          </table:table-cell>
          <table:table-cell office:value-type="string" calcext:value-type="string">
            <text:p>himasreedeshagani@students.vnit.ac.in</text:p>
          </table:table-cell>
          <table:table-cell office:value-type="string" calcext:value-type="string">
            <text:p>himasree.deshagani1@gmail.com</text:p>
          </table:table-cell>
          <table:table-cell office:value-type="float" office:value="9390136904" calcext:value-type="float">
            <text:p>939013690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28</text:p>
          </table:table-cell>
          <table:table-cell office:value-type="string" calcext:value-type="string">
            <text:p>Sandesh</text:p>
          </table:table-cell>
          <table:table-cell office:value-type="string" calcext:value-type="string">
            <text:p>Dhage</text:p>
          </table:table-cell>
          <table:table-cell office:value-type="string" calcext:value-type="string">
            <text:p>sandeshdhage23@students.vnit.ac.in</text:p>
          </table:table-cell>
          <table:table-cell office:value-type="string" calcext:value-type="string">
            <text:p>rushedhage99@gmail.com</text:p>
          </table:table-cell>
          <table:table-cell office:value-type="float" office:value="8208542659" calcext:value-type="float">
            <text:p>8208542659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30</text:p>
          </table:table-cell>
          <table:table-cell office:value-type="string" calcext:value-type="string">
            <text:p>Divya </text:p>
          </table:table-cell>
          <table:table-cell office:value-type="string" calcext:value-type="string">
            <text:p>Dongre</text:p>
          </table:table-cell>
          <table:table-cell office:value-type="string" calcext:value-type="string">
            <text:p>divyadongre@students.vnit.ac.in</text:p>
          </table:table-cell>
          <table:table-cell office:value-type="string" calcext:value-type="string">
            <text:p>divya.dongre460@gmail.com</text:p>
          </table:table-cell>
          <table:table-cell office:value-type="float" office:value="9099552525" calcext:value-type="float">
            <text:p>9099552525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32</text:p>
          </table:table-cell>
          <table:table-cell office:value-type="string" calcext:value-type="string">
            <text:p>Apurva </text:p>
          </table:table-cell>
          <table:table-cell office:value-type="string" calcext:value-type="string">
            <text:p>Ghodeswar</text:p>
          </table:table-cell>
          <table:table-cell office:value-type="string" calcext:value-type="string">
            <text:p>ghodeswarapurva@students.vnit.ac.in</text:p>
          </table:table-cell>
          <table:table-cell office:value-type="string" calcext:value-type="string">
            <text:p>ghodeswarapurva@gmail.com</text:p>
          </table:table-cell>
          <table:table-cell office:value-type="float" office:value="7264878367" calcext:value-type="float">
            <text:p>7264878367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34</text:p>
          </table:table-cell>
          <table:table-cell office:value-type="string" calcext:value-type="string">
            <text:p>Gollala</text:p>
          </table:table-cell>
          <table:table-cell office:value-type="string" calcext:value-type="string">
            <text:p>Shreya Reddy</text:p>
          </table:table-cell>
          <table:table-cell office:value-type="string" calcext:value-type="string">
            <text:p>shreyagollala@students.vnit.ac.in</text:p>
          </table:table-cell>
          <table:table-cell office:value-type="string" calcext:value-type="string">
            <text:p>shreyasammireddy@gmail.com</text:p>
          </table:table-cell>
          <table:table-cell office:value-type="float" office:value="8688787166" calcext:value-type="float">
            <text:p>868878716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35</text:p>
          </table:table-cell>
          <table:table-cell office:value-type="string" calcext:value-type="string">
            <text:p>Guguloth </text:p>
          </table:table-cell>
          <table:table-cell office:value-type="string" calcext:value-type="string">
            <text:p>Ravilal </text:p>
          </table:table-cell>
          <table:table-cell office:value-type="string" calcext:value-type="string">
            <text:p>gugulothravilalnaik@students.vnit.ac.in</text:p>
          </table:table-cell>
          <table:table-cell office:value-type="string" calcext:value-type="string">
            <text:p>gugulothravilalnaik@gmail.com</text:p>
          </table:table-cell>
          <table:table-cell office:value-type="float" office:value="9100733684" calcext:value-type="float">
            <text:p>910073368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39</text:p>
          </table:table-cell>
          <table:table-cell office:value-type="string" calcext:value-type="string">
            <text:p>Saurabh </text:p>
          </table:table-cell>
          <table:table-cell office:value-type="string" calcext:value-type="string">
            <text:p>Jamdar</text:p>
          </table:table-cell>
          <table:table-cell office:value-type="string" calcext:value-type="string">
            <text:p>saurabhjamdar@students.vnit.ac.in</text:p>
          </table:table-cell>
          <table:table-cell office:value-type="string" calcext:value-type="string">
            <text:p>deepjamdar@gmail.com</text:p>
          </table:table-cell>
          <table:table-cell office:value-type="float" office:value="9112337138" calcext:value-type="float">
            <text:p>911233713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1</text:p>
          </table:table-cell>
          <table:table-cell office:value-type="string" calcext:value-type="string">
            <text:p>Ameya</text:p>
          </table:table-cell>
          <table:table-cell office:value-type="string" calcext:value-type="string">
            <text:p>Vinayak</text:p>
          </table:table-cell>
          <table:table-cell office:value-type="string" calcext:value-type="string">
            <text:p>ameyajoshi@students.vnit.ac.in</text:p>
          </table:table-cell>
          <table:table-cell office:value-type="string" calcext:value-type="string">
            <text:p>ameya14ngp@gmail.com</text:p>
          </table:table-cell>
          <table:table-cell office:value-type="float" office:value="9145457292" calcext:value-type="float">
            <text:p>9145457292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2</text:p>
          </table:table-cell>
          <table:table-cell office:value-type="string" calcext:value-type="string">
            <text:p>AVANI</text:p>
          </table:table-cell>
          <table:table-cell office:value-type="string" calcext:value-type="string">
            <text:p>KADALI</text:p>
          </table:table-cell>
          <table:table-cell office:value-type="string" calcext:value-type="string">
            <text:p>avani@students.vnit.ac.in</text:p>
          </table:table-cell>
          <table:table-cell office:value-type="string" calcext:value-type="string">
            <text:p>kadaliavani8095@gmail.com</text:p>
          </table:table-cell>
          <table:table-cell office:value-type="float" office:value="8790678094" calcext:value-type="float">
            <text:p>879067809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3</text:p>
          </table:table-cell>
          <table:table-cell office:value-type="string" calcext:value-type="string">
            <text:p>Vaibhav</text:p>
          </table:table-cell>
          <table:table-cell office:value-type="string" calcext:value-type="string">
            <text:p>Kakde</text:p>
          </table:table-cell>
          <table:table-cell office:value-type="string" calcext:value-type="string">
            <text:p>vaibhavkakde@students.vnit.ac.in</text:p>
          </table:table-cell>
          <table:table-cell office:value-type="string" calcext:value-type="string">
            <text:p>vaibhavdkakde17@gmail.com</text:p>
          </table:table-cell>
          <table:table-cell office:value-type="float" office:value="9425818928" calcext:value-type="float">
            <text:p>942581892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4</text:p>
          </table:table-cell>
          <table:table-cell office:value-type="string" calcext:value-type="string">
            <text:p>SAI MANIKANTA</text:p>
          </table:table-cell>
          <table:table-cell office:value-type="string" calcext:value-type="string">
            <text:p>KALAGARA</text:p>
          </table:table-cell>
          <table:table-cell office:value-type="string" calcext:value-type="string">
            <text:p>ksmmanikanta9996@students.vnit.ac.in</text:p>
          </table:table-cell>
          <table:table-cell office:value-type="string" calcext:value-type="string">
            <text:p>kalagarasaimanikanta@gmail.com</text:p>
          </table:table-cell>
          <table:table-cell office:value-type="float" office:value="7093057369" calcext:value-type="float">
            <text:p>7093057369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5</text:p>
          </table:table-cell>
          <table:table-cell office:value-type="string" calcext:value-type="string">
            <text:p>Prem Kiran</text:p>
          </table:table-cell>
          <table:table-cell office:value-type="string" calcext:value-type="string">
            <text:p>Kalapala</text:p>
          </table:table-cell>
          <table:table-cell office:value-type="string" calcext:value-type="string">
            <text:p>kalapalaprem@students.vnit.ac.in</text:p>
          </table:table-cell>
          <table:table-cell office:value-type="string" calcext:value-type="string">
            <text:p>kalapalaprem@gmail.com</text:p>
          </table:table-cell>
          <table:table-cell office:value-type="float" office:value="9491984858" calcext:value-type="float">
            <text:p>949198485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6</text:p>
          </table:table-cell>
          <table:table-cell office:value-type="string" calcext:value-type="string">
            <text:p>Kartik Singh</text:p>
          </table:table-cell>
          <table:table-cell office:value-type="string" calcext:value-type="string">
            <text:p>Dhakad</text:p>
          </table:table-cell>
          <table:table-cell office:value-type="string" calcext:value-type="string">
            <text:p>kartikdhakad@students.vnit.ac.in</text:p>
          </table:table-cell>
          <table:table-cell office:value-type="string" calcext:value-type="string">
            <text:p>kartik2k01@gmail.com</text:p>
          </table:table-cell>
          <table:table-cell office:value-type="float" office:value="9644996495" calcext:value-type="float">
            <text:p>9644996495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7</text:p>
          </table:table-cell>
          <table:table-cell office:value-type="string" calcext:value-type="string">
            <text:p>Saipreetham</text:p>
          </table:table-cell>
          <table:table-cell office:value-type="string" calcext:value-type="string">
            <text:p>Katta</text:p>
          </table:table-cell>
          <table:table-cell office:value-type="string" calcext:value-type="string">
            <text:p>saipreethamkatta@students.vnit.ac.in</text:p>
          </table:table-cell>
          <table:table-cell office:value-type="string" calcext:value-type="string">
            <text:p>saipreethamkatta@gmail.com</text:p>
          </table:table-cell>
          <table:table-cell office:value-type="float" office:value="7032032143" calcext:value-type="float">
            <text:p>7032032143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48</text:p>
          </table:table-cell>
          <table:table-cell office:value-type="string" calcext:value-type="string">
            <text:p>Kesava Sree Mallika</text:p>
          </table:table-cell>
          <table:table-cell office:value-type="string" calcext:value-type="string">
            <text:p>Boddapaty</text:p>
          </table:table-cell>
          <table:table-cell office:value-type="string" calcext:value-type="string">
            <text:p>bksmallika@students.vnit.ac.in</text:p>
          </table:table-cell>
          <table:table-cell office:value-type="string" calcext:value-type="string">
            <text:p>bksmallika@gmail.com</text:p>
          </table:table-cell>
          <table:table-cell office:value-type="float" office:value="7028013193" calcext:value-type="float">
            <text:p>7028013193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50</text:p>
          </table:table-cell>
          <table:table-cell office:value-type="string" calcext:value-type="string">
            <text:p>Zaid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zaidkhan@students.vnit.ac.in</text:p>
          </table:table-cell>
          <table:table-cell office:value-type="string" calcext:value-type="string">
            <text:p>zaidkhanfr30@gmail.com</text:p>
          </table:table-cell>
          <table:table-cell office:value-type="float" office:value="9604301664" calcext:value-type="float">
            <text:p>960430166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51</text:p>
          </table:table-cell>
          <table:table-cell office:value-type="string" calcext:value-type="string">
            <text:p>Koniki Divijendra Sampath</text:p>
          </table:table-cell>
          <table:table-cell office:value-type="string" calcext:value-type="string">
            <text:p>Surya Teja</text:p>
          </table:table-cell>
          <table:table-cell office:value-type="string" calcext:value-type="string">
            <text:p>divijendrasampath4054@students.vnit.ac.in</text:p>
          </table:table-cell>
          <table:table-cell office:value-type="string" calcext:value-type="string">
            <text:p>divijendrasampath4054@gmail.com</text:p>
          </table:table-cell>
          <table:table-cell office:value-type="float" office:value="9100776301" calcext:value-type="float">
            <text:p>9100776301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53</text:p>
          </table:table-cell>
          <table:table-cell office:value-type="string" calcext:value-type="string">
            <text:p>Lalam </text:p>
          </table:table-cell>
          <table:table-cell office:value-type="string" calcext:value-type="string">
            <text:p>Mahesh Naidu</text:p>
          </table:table-cell>
          <table:table-cell office:value-type="string" calcext:value-type="string">
            <text:p>maheshvnit24132@students.vnit.ac.in</text:p>
          </table:table-cell>
          <table:table-cell office:value-type="string" calcext:value-type="string">
            <text:p>lmnmahesh2000@gmail.com</text:p>
          </table:table-cell>
          <table:table-cell office:value-type="float" office:value="7569701540" calcext:value-type="float">
            <text:p>756970154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55</text:p>
          </table:table-cell>
          <table:table-cell office:value-type="string" calcext:value-type="string">
            <text:p>Mahendra 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Mahi9636@students.vnit.ac.in</text:p>
          </table:table-cell>
          <table:table-cell office:value-type="string" calcext:value-type="string">
            <text:p>9636870887m@gmail.com</text:p>
          </table:table-cell>
          <table:table-cell office:value-type="float" office:value="9636870887" calcext:value-type="float">
            <text:p>9636870887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56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Mahurkar</text:p>
          </table:table-cell>
          <table:table-cell office:value-type="string" calcext:value-type="string">
            <text:p>maharya24@students.vnit.ac.in</text:p>
          </table:table-cell>
          <table:table-cell office:value-type="string" calcext:value-type="string">
            <text:p>aryanilesh50@gmail.com</text:p>
          </table:table-cell>
          <table:table-cell office:value-type="float" office:value="7020525850" calcext:value-type="float">
            <text:p>702052585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57</text:p>
          </table:table-cell>
          <table:table-cell office:value-type="string" calcext:value-type="string">
            <text:p>Manan</text:p>
          </table:table-cell>
          <table:table-cell office:value-type="string" calcext:value-type="string">
            <text:p>Gupta</text:p>
          </table:table-cell>
          <table:table-cell office:value-type="string" calcext:value-type="string">
            <text:p>manangpt@students.vnit.ac.in</text:p>
          </table:table-cell>
          <table:table-cell office:value-type="string" calcext:value-type="string">
            <text:p>manangpt24@gmail.com</text:p>
          </table:table-cell>
          <table:table-cell office:value-type="float" office:value="8003553322" calcext:value-type="float">
            <text:p>8003553322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0</text:p>
          </table:table-cell>
          <table:table-cell office:value-type="string" calcext:value-type="string">
            <text:p>mansi</text:p>
          </table:table-cell>
          <table:table-cell office:value-type="string" calcext:value-type="string">
            <text:p>m. gupta</text:p>
          </table:table-cell>
          <table:table-cell office:value-type="string" calcext:value-type="string">
            <text:p>mansimgmt@students.vnit.ac.in</text:p>
          </table:table-cell>
          <table:table-cell office:value-type="string" calcext:value-type="string">
            <text:p>mansimgmt@gmail.com</text:p>
          </table:table-cell>
          <table:table-cell office:value-type="float" office:value="8889228598" calcext:value-type="float">
            <text:p>888922859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1</text:p>
          </table:table-cell>
          <table:table-cell office:value-type="string" calcext:value-type="string">
            <text:p>Uday</text:p>
          </table:table-cell>
          <table:table-cell office:value-type="string" calcext:value-type="string">
            <text:p>Marothu</text:p>
          </table:table-cell>
          <table:table-cell office:value-type="string" calcext:value-type="string">
            <text:p>udaymarothu610@students.vnit.ac.in</text:p>
          </table:table-cell>
          <table:table-cell office:value-type="string" calcext:value-type="string">
            <text:p>udaymarothu610@gmail.com</text:p>
          </table:table-cell>
          <table:table-cell office:value-type="float" office:value="9381228968" calcext:value-type="float">
            <text:p>938122896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2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Meena</text:p>
          </table:table-cell>
          <table:table-cell office:value-type="string" calcext:value-type="string">
            <text:p>meenarohit@students.vnit.ac.in</text:p>
          </table:table-cell>
          <table:table-cell office:value-type="string" calcext:value-type="string">
            <text:p>meenarohitd060967@gmail.com</text:p>
          </table:table-cell>
          <table:table-cell office:value-type="float" office:value="8482896477" calcext:value-type="float">
            <text:p>8482896477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3</text:p>
          </table:table-cell>
          <table:table-cell office:value-type="string" calcext:value-type="string">
            <text:p>Parth</text:p>
          </table:table-cell>
          <table:table-cell office:value-type="string" calcext:value-type="string">
            <text:p>Mohril</text:p>
          </table:table-cell>
          <table:table-cell office:value-type="string" calcext:value-type="string">
            <text:p>parthmohril@students.vnit.ac.in</text:p>
          </table:table-cell>
          <table:table-cell office:value-type="string" calcext:value-type="string">
            <text:p>mohrilparth@gmail.com</text:p>
          </table:table-cell>
          <table:table-cell office:value-type="float" office:value="9595461868" calcext:value-type="float">
            <text:p>959546186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5</text:p>
          </table:table-cell>
          <table:table-cell office:value-type="string" calcext:value-type="string">
            <text:p>Manoj Kumar</text:p>
          </table:table-cell>
          <table:table-cell office:value-type="string" calcext:value-type="string">
            <text:p>Nelacherla</text:p>
          </table:table-cell>
          <table:table-cell office:value-type="string" calcext:value-type="string">
            <text:p>nelacherlamanojkumar@students.vnit.ac.in</text:p>
          </table:table-cell>
          <table:table-cell office:value-type="string" calcext:value-type="string">
            <text:p>manojkumarnelacherla@gmail.com</text:p>
          </table:table-cell>
          <table:table-cell office:value-type="float" office:value="8500151916" calcext:value-type="float">
            <text:p>850015191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6</text:p>
          </table:table-cell>
          <table:table-cell office:value-type="string" calcext:value-type="string">
            <text:p>Nukala</text:p>
          </table:table-cell>
          <table:table-cell office:value-type="string" calcext:value-type="string">
            <text:p>Durga Bala Nithisha</text:p>
          </table:table-cell>
          <table:table-cell office:value-type="string" calcext:value-type="string">
            <text:p>nithishavnit@students.vnit.ac.in</text:p>
          </table:table-cell>
          <table:table-cell office:value-type="string" calcext:value-type="string">
            <text:p>balanithisha156@gmail.com</text:p>
          </table:table-cell>
          <table:table-cell office:value-type="float" office:value="6301148149" calcext:value-type="float">
            <text:p>6301148149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7</text:p>
          </table:table-cell>
          <table:table-cell office:value-type="string" calcext:value-type="string">
            <text:p>Arishitha</text:p>
          </table:table-cell>
          <table:table-cell office:value-type="string" calcext:value-type="string">
            <text:p>Pachava</text:p>
          </table:table-cell>
          <table:table-cell office:value-type="string" calcext:value-type="string">
            <text:p>arishithap@students.vnit.ac.in</text:p>
          </table:table-cell>
          <table:table-cell office:value-type="string" calcext:value-type="string">
            <text:p>arishithap1409@gmail.com</text:p>
          </table:table-cell>
          <table:table-cell office:value-type="float" office:value="7995915736" calcext:value-type="float">
            <text:p>799591573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68</text:p>
          </table:table-cell>
          <table:table-cell office:value-type="string" calcext:value-type="string">
            <text:p>Divya</text:p>
          </table:table-cell>
          <table:table-cell office:value-type="string" calcext:value-type="string">
            <text:p>Pachbhai</text:p>
          </table:table-cell>
          <table:table-cell office:value-type="string" calcext:value-type="string">
            <text:p>divya2000@students.vnit.ac.in</text:p>
          </table:table-cell>
          <table:table-cell office:value-type="string" calcext:value-type="string">
            <text:p>pachbhaidivya@gmail.com</text:p>
          </table:table-cell>
          <table:table-cell office:value-type="float" office:value="9325072792" calcext:value-type="float">
            <text:p>9325072792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73</text:p>
          </table:table-cell>
          <table:table-cell office:value-type="string" calcext:value-type="string">
            <text:p>Saloni</text:p>
          </table:table-cell>
          <table:table-cell office:value-type="string" calcext:value-type="string">
            <text:p>Patil</text:p>
          </table:table-cell>
          <table:table-cell office:value-type="string" calcext:value-type="string">
            <text:p>salonipatil@students.vnit.ac.in</text:p>
          </table:table-cell>
          <table:table-cell office:value-type="string" calcext:value-type="string">
            <text:p>salonivpatil2000@gmail.com</text:p>
          </table:table-cell>
          <table:table-cell office:value-type="float" office:value="9373838674" calcext:value-type="float">
            <text:p>937383867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74</text:p>
          </table:table-cell>
          <table:table-cell office:value-type="string" calcext:value-type="string">
            <text:p>Tejaswini </text:p>
          </table:table-cell>
          <table:table-cell office:value-type="string" calcext:value-type="string">
            <text:p>Pawar </text:p>
          </table:table-cell>
          <table:table-cell office:value-type="string" calcext:value-type="string">
            <text:p>tp20@students.vnit.ac.in</text:p>
          </table:table-cell>
          <table:table-cell office:value-type="string" calcext:value-type="string">
            <text:p>tejaswinipawar0201@gmail.com</text:p>
          </table:table-cell>
          <table:table-cell office:value-type="float" office:value="8450927512" calcext:value-type="float">
            <text:p>8450927512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75</text:p>
          </table:table-cell>
          <table:table-cell office:value-type="string" calcext:value-type="string">
            <text:p>Bhavika</text:p>
          </table:table-cell>
          <table:table-cell office:value-type="string" calcext:value-type="string">
            <text:p>Pendam</text:p>
          </table:table-cell>
          <table:table-cell office:value-type="string" calcext:value-type="string">
            <text:p>bhavikapendam@students.vnit.ac.in</text:p>
          </table:table-cell>
          <table:table-cell office:value-type="string" calcext:value-type="string">
            <text:p>bhavikapendam51@gmail.com</text:p>
          </table:table-cell>
          <table:table-cell office:value-type="float" office:value="9834733569" calcext:value-type="float">
            <text:p>9834733569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78</text:p>
          </table:table-cell>
          <table:table-cell office:value-type="string" calcext:value-type="string">
            <text:p>Prasen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prasenk29@students.vnit.ac.in</text:p>
          </table:table-cell>
          <table:table-cell office:value-type="string" calcext:value-type="string">
            <text:p>prasenk05@gmail.com</text:p>
          </table:table-cell>
          <table:table-cell office:value-type="float" office:value="6265346554" calcext:value-type="float">
            <text:p>626534655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79</text:p>
          </table:table-cell>
          <table:table-cell office:value-type="string" calcext:value-type="string">
            <text:p>Nagasairam</text:p>
          </table:table-cell>
          <table:table-cell office:value-type="string" calcext:value-type="string">
            <text:p>Pulipati</text:p>
          </table:table-cell>
          <table:table-cell office:value-type="string" calcext:value-type="string">
            <text:p>ram@students.vnit.ac.in</text:p>
          </table:table-cell>
          <table:table-cell office:value-type="string" calcext:value-type="string">
            <text:p>pulipatinagasairam@gmail.com</text:p>
          </table:table-cell>
          <table:table-cell office:value-type="float" office:value="6303001533" calcext:value-type="float">
            <text:p>6303001533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0</text:p>
          </table:table-cell>
          <table:table-cell office:value-type="string" calcext:value-type="string">
            <text:p>Purvardh</text:p>
          </table:table-cell>
          <table:table-cell office:value-type="string" calcext:value-type="string">
            <text:p>Meshram</text:p>
          </table:table-cell>
          <table:table-cell office:value-type="string" calcext:value-type="string">
            <text:p>PurvardhMeshram2001@students.vnit.ac.in</text:p>
          </table:table-cell>
          <table:table-cell office:value-type="string" calcext:value-type="string">
            <text:p>purvardh.meshram2001@gmail.com</text:p>
          </table:table-cell>
          <table:table-cell office:value-type="float" office:value="8788820530" calcext:value-type="float">
            <text:p>878882053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1</text:p>
          </table:table-cell>
          <table:table-cell office:value-type="string" calcext:value-type="string">
            <text:p>Suraj</text:p>
          </table:table-cell>
          <table:table-cell office:value-type="string" calcext:value-type="string">
            <text:p>Ramteke</text:p>
          </table:table-cell>
          <table:table-cell office:value-type="string" calcext:value-type="string">
            <text:p>surajramteke03@students.vnit.ac.in</text:p>
          </table:table-cell>
          <table:table-cell office:value-type="string" calcext:value-type="string">
            <text:p>soorajramteke05@gmail.com</text:p>
          </table:table-cell>
          <table:table-cell office:value-type="float" office:value="7448033693" calcext:value-type="float">
            <text:p>7448033693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2</text:p>
          </table:table-cell>
          <table:table-cell office:value-type="string" calcext:value-type="string">
            <text:p>vaishnavi</text:p>
          </table:table-cell>
          <table:table-cell office:value-type="string" calcext:value-type="string">
            <text:p>rangoju</text:p>
          </table:table-cell>
          <table:table-cell office:value-type="string" calcext:value-type="string">
            <text:p>vaishnavi@students.vnit.ac.in</text:p>
          </table:table-cell>
          <table:table-cell office:value-type="string" calcext:value-type="string">
            <text:p>rslv3vaishu567@gmail.com</text:p>
          </table:table-cell>
          <table:table-cell office:value-type="float" office:value="7337594575" calcext:value-type="float">
            <text:p>7337594575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3</text:p>
          </table:table-cell>
          <table:table-cell office:value-type="string" calcext:value-type="string">
            <text:p>Jatin</text:p>
          </table:table-cell>
          <table:table-cell office:value-type="string" calcext:value-type="string">
            <text:p>Rathore</text:p>
          </table:table-cell>
          <table:table-cell office:value-type="string" calcext:value-type="string">
            <text:p>jatinbankaihelloworld@students.vnit.ac.in</text:p>
          </table:table-cell>
          <table:table-cell office:value-type="string" calcext:value-type="string">
            <text:p>jatinrathore444@gmail.com</text:p>
          </table:table-cell>
          <table:table-cell office:value-type="float" office:value="7976380316" calcext:value-type="float">
            <text:p>797638031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5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avi7054@students.vnit.ac.in</text:p>
          </table:table-cell>
          <table:table-cell office:value-type="string" calcext:value-type="string">
            <text:p>ravi1510kumar2003@gmail.com</text:p>
          </table:table-cell>
          <table:table-cell office:value-type="float" office:value="7523841006" calcext:value-type="float">
            <text:p>752384100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6</text:p>
          </table:table-cell>
          <table:table-cell office:value-type="string" calcext:value-type="string">
            <text:p>Rayala shyam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rayalashyam5@students.vnit.ac.in</text:p>
          </table:table-cell>
          <table:table-cell office:value-type="string" calcext:value-type="string">
            <text:p>rayalashyam5@gmail.com</text:p>
          </table:table-cell>
          <table:table-cell office:value-type="float" office:value="6301445540" calcext:value-type="float">
            <text:p>630144554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8</text:p>
          </table:table-cell>
          <table:table-cell office:value-type="string" calcext:value-type="string">
            <text:p>Saksham</text:p>
          </table:table-cell>
          <table:table-cell office:value-type="string" calcext:value-type="string">
            <text:p>Mishra</text:p>
          </table:table-cell>
          <table:table-cell office:value-type="string" calcext:value-type="string">
            <text:p>sakmis555@students.vnit.ac.in</text:p>
          </table:table-cell>
          <table:table-cell office:value-type="string" calcext:value-type="string">
            <text:p>sak.mis.28.07.01@gmail.com</text:p>
          </table:table-cell>
          <table:table-cell office:value-type="float" office:value="6387233601" calcext:value-type="float">
            <text:p>6387233601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89</text:p>
          </table:table-cell>
          <table:table-cell office:value-type="string" calcext:value-type="string">
            <text:p>Sarvaddnya</text:p>
          </table:table-cell>
          <table:table-cell office:value-type="string" calcext:value-type="string">
            <text:p>Pathrabe</text:p>
          </table:table-cell>
          <table:table-cell office:value-type="string" calcext:value-type="string">
            <text:p>sarvaddnya@students.vnit.ac.in</text:p>
          </table:table-cell>
          <table:table-cell office:value-type="string" calcext:value-type="string">
            <text:p>sarvaddnya@gmail.com</text:p>
          </table:table-cell>
          <table:table-cell office:value-type="float" office:value="8983538508" calcext:value-type="float">
            <text:p>898353850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90</text:p>
          </table:table-cell>
          <table:table-cell office:value-type="string" calcext:value-type="string">
            <text:p>Rutuja</text:p>
          </table:table-cell>
          <table:table-cell office:value-type="string" calcext:value-type="string">
            <text:p>Satpute</text:p>
          </table:table-cell>
          <table:table-cell office:value-type="string" calcext:value-type="string">
            <text:p>rutujasatpute@students.vnit.ac.in</text:p>
          </table:table-cell>
          <table:table-cell office:value-type="string" calcext:value-type="string">
            <text:p>22rutujasatpute@gmail.com</text:p>
          </table:table-cell>
          <table:table-cell office:value-type="float" office:value="7798972054" calcext:value-type="float">
            <text:p>779897205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91</text:p>
          </table:table-cell>
          <table:table-cell office:value-type="string" calcext:value-type="string">
            <text:p>Suyash </text:p>
          </table:table-cell>
          <table:table-cell office:value-type="string" calcext:value-type="string">
            <text:p>Satpute </text:p>
          </table:table-cell>
          <table:table-cell office:value-type="string" calcext:value-type="string">
            <text:p>SuyashSatpute@students.vnit.ac.in</text:p>
          </table:table-cell>
          <table:table-cell office:value-type="string" calcext:value-type="string">
            <text:p>suyash7pute@gmail.com</text:p>
          </table:table-cell>
          <table:table-cell office:value-type="float" office:value="9763709986" calcext:value-type="float">
            <text:p>976370998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92</text:p>
          </table:table-cell>
          <table:table-cell office:value-type="string" calcext:value-type="string">
            <text:p>Aachal</text:p>
          </table:table-cell>
          <table:table-cell office:value-type="string" calcext:value-type="string">
            <text:p>Semaskar </text:p>
          </table:table-cell>
          <table:table-cell office:value-type="string" calcext:value-type="string">
            <text:p>aachalsemaskar@students.vnit.ac.in</text:p>
          </table:table-cell>
          <table:table-cell office:value-type="string" calcext:value-type="string">
            <text:p>aachalsemskar@gmail.com</text:p>
          </table:table-cell>
          <table:table-cell office:value-type="float" office:value="7083505102" calcext:value-type="float">
            <text:p>7083505102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94</text:p>
          </table:table-cell>
          <table:table-cell office:value-type="string" calcext:value-type="string">
            <text:p>Shoaib Raja</text:p>
          </table:table-cell>
          <table:table-cell office:value-type="string" calcext:value-type="string">
            <text:p>Hashmi</text:p>
          </table:table-cell>
          <table:table-cell office:value-type="string" calcext:value-type="string">
            <text:p>shoaibemperor123@students.vnit.ac.in</text:p>
          </table:table-cell>
          <table:table-cell office:value-type="string" calcext:value-type="string">
            <text:p>shoaibemperor123@gmail.com</text:p>
          </table:table-cell>
          <table:table-cell office:value-type="float" office:value="7004674611" calcext:value-type="float">
            <text:p>7004674611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97</text:p>
          </table:table-cell>
          <table:table-cell office:value-type="string" calcext:value-type="string">
            <text:p>Soumitra</text:p>
          </table:table-cell>
          <table:table-cell office:value-type="string" calcext:value-type="string">
            <text:p>Agrawal</text:p>
          </table:table-cell>
          <table:table-cell office:value-type="string" calcext:value-type="string">
            <text:p>soumitraagrawalas@students.vnit.ac.in</text:p>
          </table:table-cell>
          <table:table-cell office:value-type="string" calcext:value-type="string">
            <text:p>soumitraagrawalas@gmail.com</text:p>
          </table:table-cell>
          <table:table-cell office:value-type="float" office:value="7498578338" calcext:value-type="float">
            <text:p>7498578338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099</text:p>
          </table:table-cell>
          <table:table-cell office:value-type="string" calcext:value-type="string">
            <text:p>Sujay</text:p>
          </table:table-cell>
          <table:table-cell office:value-type="string" calcext:value-type="string">
            <text:p>Ganorkar</text:p>
          </table:table-cell>
          <table:table-cell office:value-type="string" calcext:value-type="string">
            <text:p>sujayganorkar@students.vnit.ac.in</text:p>
          </table:table-cell>
          <table:table-cell office:value-type="string" calcext:value-type="string">
            <text:p>sujayganorkar@gmail.com</text:p>
          </table:table-cell>
          <table:table-cell office:value-type="float" office:value="8888397876" calcext:value-type="float">
            <text:p>8888397876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100</text:p>
          </table:table-cell>
          <table:table-cell office:value-type="string" calcext:value-type="string">
            <text:p>Pushkar</text:p>
          </table:table-cell>
          <table:table-cell office:value-type="string" calcext:value-type="string">
            <text:p>Suke</text:p>
          </table:table-cell>
          <table:table-cell office:value-type="string" calcext:value-type="string">
            <text:p>pushkarsuke@students.vnit.ac.in</text:p>
          </table:table-cell>
          <table:table-cell office:value-type="string" calcext:value-type="string">
            <text:p>pushkarsuke@gmail.com</text:p>
          </table:table-cell>
          <table:table-cell office:value-type="float" office:value="9518534211" calcext:value-type="float">
            <text:p>9518534211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101</text:p>
          </table:table-cell>
          <table:table-cell office:value-type="string" calcext:value-type="string">
            <text:p>SUNKARI</text:p>
          </table:table-cell>
          <table:table-cell office:value-type="string" calcext:value-type="string">
            <text:p>JASWANTH</text:p>
          </table:table-cell>
          <table:table-cell office:value-type="string" calcext:value-type="string">
            <text:p>sunkarijaswanth@students.vnit.ac.in</text:p>
          </table:table-cell>
          <table:table-cell office:value-type="string" calcext:value-type="string">
            <text:p>sunkarsniz28855@gmail.com</text:p>
          </table:table-cell>
          <table:table-cell office:value-type="float" office:value="9390209924" calcext:value-type="float">
            <text:p>939020992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10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unnykumar@students.vnit.ac.in</text:p>
          </table:table-cell>
          <table:table-cell office:value-type="string" calcext:value-type="string">
            <text:p>sunnykumar7904@gmail.com</text:p>
          </table:table-cell>
          <table:table-cell office:value-type="float" office:value="7079474884" calcext:value-type="float">
            <text:p>7079474884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103</text:p>
          </table:table-cell>
          <table:table-cell office:value-type="string" calcext:value-type="string">
            <text:p>SWARGAM</text:p>
          </table:table-cell>
          <table:table-cell office:value-type="string" calcext:value-type="string">
            <text:p>RUSHIKESH</text:p>
          </table:table-cell>
          <table:table-cell office:value-type="string" calcext:value-type="string">
            <text:p>rushikeshswargam@students.vnit.ac.in</text:p>
          </table:table-cell>
          <table:table-cell office:value-type="string" calcext:value-type="string">
            <text:p>kesh943@gmail.com</text:p>
          </table:table-cell>
          <table:table-cell office:value-type="float" office:value="9908696680" calcext:value-type="float">
            <text:p>990869668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104</text:p>
          </table:table-cell>
          <table:table-cell office:value-type="string" calcext:value-type="string">
            <text:p>Sweshika</text:p>
          </table:table-cell>
          <table:table-cell office:value-type="string" calcext:value-type="string">
            <text:p>Papani</text:p>
          </table:table-cell>
          <table:table-cell office:value-type="string" calcext:value-type="string">
            <text:p>sweshikapapani@students.vnit.ac.in</text:p>
          </table:table-cell>
          <table:table-cell office:value-type="string" calcext:value-type="string">
            <text:p>sweshikapapani3101@gmail.com</text:p>
          </table:table-cell>
          <table:table-cell office:value-type="float" office:value="9014501340" calcext:value-type="float">
            <text:p>901450134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109</text:p>
          </table:table-cell>
          <table:table-cell office:value-type="string" calcext:value-type="string">
            <text:p>Ujjwal</text:p>
          </table:table-cell>
          <table:table-cell office:value-type="string" calcext:value-type="string">
            <text:p>Wadera</text:p>
          </table:table-cell>
          <table:table-cell office:value-type="string" calcext:value-type="string">
            <text:p>ujjwalwadera5194@students.vnit.ac.in</text:p>
          </table:table-cell>
          <table:table-cell office:value-type="string" calcext:value-type="string">
            <text:p>ujjwalwadera5194@gmail.com</text:p>
          </table:table-cell>
          <table:table-cell office:value-type="float" office:value="9881976455" calcext:value-type="float">
            <text:p>9881976455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/>
          <table:table-cell office:value-type="string" calcext:value-type="string">
            <text:p>BT19MME112</text:p>
          </table:table-cell>
          <table:table-cell office:value-type="string" calcext:value-type="string">
            <text:p>Yetukuri sai</text:p>
          </table:table-cell>
          <table:table-cell office:value-type="string" calcext:value-type="string">
            <text:p>Dhanush</text:p>
          </table:table-cell>
          <table:table-cell office:value-type="string" calcext:value-type="string">
            <text:p>yetukurisaidhanush@students.vnit.ac.in</text:p>
          </table:table-cell>
          <table:table-cell office:value-type="string" calcext:value-type="string">
            <text:p>yetukurisaidhanush@gmail.com</text:p>
          </table:table-cell>
          <table:table-cell office:value-type="float" office:value="9390384140" calcext:value-type="float">
            <text:p>9390384140</text:p>
          </table:table-cell>
          <table:table-cell office:value-type="string" calcext:value-type="string">
            <text:p>Metallurgical and Materials Engineering</text:p>
          </table:table-cell>
          <table:table-cell office:value-type="float" office:value="2019" calcext:value-type="float">
            <text:p>2019</text:p>
          </table:table-cell>
        </table:table-row>
      </table:table>
      <table:named-expressions/>
      <table:database-ranges>
        <table:database-range table:name="__Anonymous_Sheet_DB__0" table:target-range-address="Sheet1.B3:Sheet1.I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0T10:14:33.851736232</meta:creation-date>
    <dc:date>2021-02-10T10:21:26.407848991</dc:date>
    <meta:editing-duration>PT7M10S</meta:editing-duration>
    <meta:editing-cycles>1</meta:editing-cycles>
    <meta:document-statistic meta:table-count="1" meta:cell-count="568" meta:object-count="0"/>
    <meta:generator>LibreOffice/7.0.3.1$Linux_X86_64 LibreOffice_project/00$Build-1</meta:generator>
  </office:meta>
</office:document-meta>
</file>